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99d44" officeooo:paragraph-rsid="00199d44"/>
    </style:style>
    <style:style style:name="P3" style:family="paragraph" style:parent-style-name="Standard">
      <style:paragraph-properties fo:text-align="center" style:justify-single-word="false"/>
      <style:text-properties officeooo:rsid="00199d44" officeooo:paragraph-rsid="00199d44"/>
    </style:style>
    <style:style style:name="P4" style:family="paragraph" style:parent-style-name="Standard">
      <style:text-properties fo:font-style="italic" officeooo:rsid="00199d44" officeooo:paragraph-rsid="00199d44" style:font-style-asian="italic" style:font-style-complex="italic"/>
    </style:style>
    <style:style style:name="P5" style:family="paragraph" style:parent-style-name="Standard">
      <style:text-properties officeooo:rsid="001b7f7f" officeooo:paragraph-rsid="001b7f7f"/>
    </style:style>
    <style:style style:name="P6" style:family="paragraph" style:parent-style-name="Standard">
      <style:text-properties officeooo:rsid="001b7f7f" officeooo:paragraph-rsid="00203f32"/>
    </style:style>
    <style:style style:name="P7" style:family="paragraph" style:parent-style-name="Standard">
      <style:text-properties officeooo:rsid="001b7f7f" officeooo:paragraph-rsid="00213c49"/>
    </style:style>
    <style:style style:name="P8" style:family="paragraph" style:parent-style-name="Standard">
      <style:text-properties officeooo:rsid="001b7f7f" officeooo:paragraph-rsid="00221226"/>
    </style:style>
    <style:style style:name="P9" style:family="paragraph" style:parent-style-name="Standard">
      <style:text-properties officeooo:rsid="00221226" officeooo:paragraph-rsid="00221226"/>
    </style:style>
    <style:style style:name="P10" style:family="paragraph" style:parent-style-name="Standard">
      <style:text-properties officeooo:rsid="00230e9c" officeooo:paragraph-rsid="00230e9c"/>
    </style:style>
    <style:style style:name="P11" style:family="paragraph" style:parent-style-name="Standard">
      <style:text-properties officeooo:rsid="00230e9c" officeooo:paragraph-rsid="00237b59"/>
    </style:style>
    <style:style style:name="P12" style:family="paragraph" style:parent-style-name="Standard">
      <style:text-properties officeooo:rsid="00237b59" officeooo:paragraph-rsid="00237b59"/>
    </style:style>
    <style:style style:name="T1" style:family="text">
      <style:text-properties officeooo:rsid="001b1fb1"/>
    </style:style>
    <style:style style:name="T2" style:family="text">
      <style:text-properties officeooo:rsid="001b7f7f"/>
    </style:style>
    <style:style style:name="T3" style:family="text">
      <style:text-properties officeooo:rsid="001fb9b4"/>
    </style:style>
    <style:style style:name="T4" style:family="text">
      <style:text-properties officeooo:rsid="00203f32"/>
    </style:style>
    <style:style style:name="T5" style:family="text">
      <style:text-properties style:font-name="Liberation Sans" fo:font-size="28pt" fo:font-weight="bold" officeooo:rsid="00203f32" style:font-name-asian="PingFang SC" style:font-size-asian="28pt" style:font-weight-asian="bold" style:font-name-complex="Arial Unicode MS" style:font-size-complex="28pt" style:font-weight-complex="bold"/>
    </style:style>
    <style:style style:name="T6" style:family="text">
      <style:text-properties officeooo:rsid="00213c49"/>
    </style:style>
    <style:style style:name="T7" style:family="text">
      <style:text-properties officeooo:rsid="00221226"/>
    </style:style>
    <style:style style:name="T8" style:family="text">
      <style:text-properties officeooo:rsid="00230e9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03f32"/>
    </style:style>
    <style:style style:name="T12" style:family="text">
      <style:text-properties style:text-position="super 58%" officeooo:rsid="00230e9c"/>
    </style:style>
    <style:style style:name="T13" style:family="text">
      <style:text-properties style:text-position="super 58%" officeooo:rsid="00213c49"/>
    </style:style>
    <style:style style:name="T14" style:family="text">
      <style:text-properties style:text-position="super 58%" officeooo:rsid="00237b59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237b59"/>
    </style:style>
    <style:style style:name="T18" style:family="text">
      <style:text-properties officeooo:rsid="0023a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5">Counter-Example to<text:line-break/></text:span>Leibniz’<text:span text:style-name="T3">s</text:span> First Principle</text:p>
      <text:p text:style-name="P3">by Sven Nilsen, 2023</text:p>
      <text:p text:style-name="P2"/>
      <text:p text:style-name="P4">In this paper I <text:span text:style-name="T18">show that </text:span><text:span text:style-name="T4">Leibniz’s First Principle </text:span><text:span text:style-name="T18">does not hold </text:span><text:span text:style-name="T8">in Path Semantics</text:span><text:span text:style-name="T4">.</text:span></text:p>
      <text:p text:style-name="P2"/>
      <text:p text:style-name="P5">Leibniz’<text:span text:style-name="T3">s</text:span> First Principle<text:span text:style-name="T10"><text:reference-ref text:reference-format="text" text:ref-name="identity of indiscernibles">[1]</text:reference-ref></text:span> is stated in <text:span text:style-name="T4">the logical form</text:span>:</text:p>
      <text:p text:style-name="P5"/>
      <text:p text:style-name="P5"><text:tab/><text:span text:style-name="T1">(x = </text:span>y<text:span text:style-name="T1">) <text:s/>=&gt; <text:s/>∀ f { f(x) == f(</text:span>y<text:span text:style-name="T1">) }</text:span></text:p>
      <text:p text:style-name="P5"/>
      <text:p text:style-name="P5">Here, a single `=` means some stronger notion of equality, which <text:span text:style-name="T4">in Path Semantics is </text:span><text:span text:style-name="T17">stated</text:span>:</text:p>
      <text:p text:style-name="P5"/>
      <text:p text:style-name="P5"><text:tab/><text:span text:style-name="T1">(x =</text:span>=<text:span text:style-name="T1"> </text:span>y<text:span text:style-name="T1">)</text:span>^true<text:span text:style-name="T1"> <text:s/>=&gt; <text:s/>∀ f { f(x) == f(</text:span>y<text:span text:style-name="T1">) }</text:span></text:p>
      <text:p text:style-name="P6"><text:line-break/><text:span text:style-name="T4">The reason Path Semantics uses tautological propositional equality</text:span><text:span text:style-name="T11"><text:reference-ref text:reference-format="text" text:ref-name="hooo ep">[2]</text:reference-ref></text:span><text:span text:style-name="T4"> instead of `x = y`, is because reasoning with symbolic indistinct</text:span><text:span text:style-name="T8">ion</text:span><text:span text:style-name="T12"><text:reference-ref text:reference-format="text" text:ref-name="symbolic indistinction">[3]</text:reference-ref></text:span><text:span text:style-name="T4"> is not sound</text:span><text:span text:style-name="T11"><text:reference-ref text:reference-format="text" text:ref-name="symbolic distinction">[4]</text:reference-ref></text:span><text:span text:style-name="T4">. Here is why:</text:span></text:p>
      <text:p text:style-name="P6"/>
      <text:p text:style-name="P7"><text:span text:style-name="T4">Assume that `x = y` means that `x` and `y` are symbolic indistinct. </text:span><text:span text:style-name="T6">Evaluate the following:<text:line-break/><text:line-break/><text:tab/>sd(a, b) ⋀ (a == b)^true <text:s/>=&gt; <text:s/>(a = b)</text:span></text:p>
      <text:p text:style-name="P7"/>
      <text:p text:style-name="P7"><text:span text:style-name="T6">On the left side, `sd(a, b)` means `a` and `b` are symbolic distinct</text:span><text:span text:style-name="T13"><text:reference-ref text:reference-format="text" text:ref-name="symbolic distinction">[4]</text:reference-ref></text:span><text:span text:style-name="T6">. If `a` and `b` are symbolic indistinct, then this operator does not terminate. However, assume that `a` and `b` actually are symbolic distinct, so we can continue evaluation. The statement `(a == b)^true` is perfectly plausible because if `a` and `b` can be proved to be propositionally equal, then this holds.</text:span></text:p>
      <text:p text:style-name="P7"/>
      <text:p text:style-name="P7"><text:span text:style-name="T6">However, on the right side, `a = b` means that `a` and `b` are symbolic indistinct. Yet, this is a contradiction, because if `sd(a, b)` on the left side, then </text:span><text:span text:style-name="T7">`a` and `b`</text:span><text:span text:style-name="T6"> are not symbolic indistinct:</text:span></text:p>
      <text:p text:style-name="P7"/>
      <text:p text:style-name="P7"><text:tab/><text:span text:style-name="T6">sd(a, b) <text:s/>=&gt; <text:s/>¬(a = b)</text:span></text:p>
      <text:p text:style-name="P7"/>
      <text:p text:style-name="P8"><text:span text:style-name="T6">Since we can prove both `a = b` and `¬(a = b)`, it is possible to prove `false`.</text:span></text:p>
      <text:p text:style-name="P8"/>
      <text:p text:style-name="P8"><text:span text:style-name="T7">This means that `=` in `a = b` can not be a predicate, as this would violate Leibniz’s First Principle. However, if `a = b` is not a predicate, then one can not formulate Leibniz’s First Principle </text:span><text:span text:style-name="T17">for tautological propositional equality</text:span><text:span text:style-name="T7">. </text:span><text:span text:style-name="T17">This property is desired in Path Semantics, so the theory designs around this problem. </text:span><text:span text:style-name="T18">To be more useful in theorem proving, f</text:span><text:span text:style-name="T7">unction application is relaxed:</text:span></text:p>
      <text:p text:style-name="P9"/>
      <text:p text:style-name="P9"><text:tab/><text:span text:style-name="T1">(x =</text:span>=<text:span text:style-name="T1"> </text:span><text:span text:style-name="T2">y</text:span><text:span text:style-name="T1">) <text:s/>=&gt; <text:s/>∀ f { f(x) == f(</text:span><text:span text:style-name="T2">y</text:span><text:span text:style-name="T1">) }</text:span></text:p>
      <text:p text:style-name="P9"/>
      <text:p text:style-name="P9">On the other hand `~x == ~y` requires tautological propositional equality:</text:p>
      <text:p text:style-name="P9"/>
      <text:p text:style-name="P9"><text:tab/>(x == y)^true <text:s/>=&gt; <text:s/>(~x == ~y)</text:p>
      <text:p text:style-name="P9"/>
      <text:p text:style-name="P11">When one applies `~` to some argument, it is not considered the same as function application. The qubit operator `~` lives outside the universe of functions in Path Semantics, <text:span text:style-name="T17">like interval types in Cubical Type Theory</text:span><text:span text:style-name="T14"><text:reference-ref text:reference-format="text" text:ref-name="cubical type theory">[5]</text:reference-ref></text:span>. Furthermore, symbolic indistinction is excluded from the language. Therefore, Leibniz’s First Principle does not hold,<text:span text:style-name="T17"> </text:span><text:span text:style-name="T18">since there is no symbolic indistinction</text:span>.</text:p>
      <text:h text:style-name="P1" text:outline-level="3">References:</text:h>
      <text:p text:style-name="P10"/>
      <text:p text:style-name="P10"><text:reference-mark-start text:name="identity of indiscernibles"/>[1]<text:reference-mark-end text:name="identity of indiscernibles"/><text:tab/>“Identity of indiscernibles”</text:p>
      <text:p text:style-name="P10"><text:tab/>Wikipedia</text:p>
      <text:p text:style-name="P10"><text:tab/><text:a xlink:type="simple" xlink:href="https://en.wikipedia.org/wiki/Identity_of_indiscernibles" text:style-name="Internet_20_link" text:visited-style-name="Visited_20_Internet_20_Link"><text:span text:style-name="T9">https://en.wikipedia.org/wiki/Identity_of_indiscernibles</text:span></text:a></text:p>
      <text:p text:style-name="P10"/>
      <text:p text:style-name="P10"><text:reference-mark-start text:name="hooo ep"/>[2]<text:reference-mark-end text:name="hooo ep"/><text:tab/>“HOOO Exponential Propositions”</text:p>
      <text:p text:style-name="P10"><text:tab/>Sven Nilsen, 2022-2023</text:p>
      <text:p text:style-name="P10"><text:tab/><text:a xlink:type="simple" xlink:href="https://github.com/advancedresearch/path_semantics/blob/master/papers-wip2/hooo-exponential-propositions.pdf" text:style-name="Internet_20_link" text:visited-style-name="Visited_20_Internet_20_Link"><text:span text:style-name="T15">https://github.com/advancedresearch/path_semantics/blob/master/papers-wip2/hooo-exponential-propositions.pdf</text:span></text:a></text:p>
      <text:p text:style-name="P10"/>
      <text:p text:style-name="P10"><text:reference-mark-start text:name="symbolic indistinction"/>[3]<text:reference-mark-end text:name="symbolic indistinction"/><text:tab/>“Symbolic Indistinction as Propositional Infinity”</text:p>
      <text:p text:style-name="P10"><text:tab/>Sven Nilsen, 2023</text:p>
      <text:p text:style-name="P10"><text:tab/><text:a xlink:type="simple" xlink:href="https://github.com/advancedresearch/path_semantics/blob/master/papers-wip2/symbolic-indistinction-as-propositional-infinity.pdf" text:style-name="Internet_20_link" text:visited-style-name="Visited_20_Internet_20_Link"><text:span text:style-name="T16">https://github.com/advancedresearch/path_semantics/blob/master/papers-wip2/symbolic-indistinction-as-propositional-infinity.pdf</text:span></text:a></text:p>
      <text:p text:style-name="P10"/>
      <text:p text:style-name="P10"><text:reference-mark-start text:name="symbolic distinction"/>[4]<text:reference-mark-end text:name="symbolic distinction"/><text:tab/>“Symbolic Distinction”</text:p>
      <text:p text:style-name="P10"><text:tab/>Sven Nilsen, 2021</text:p>
      <text:p text:style-name="P10"><text:tab/><text:a xlink:type="simple" xlink:href="https://github.com/advancedresearch/path_semantics/blob/master/papers-wip2/symbolic-distinction.pdf" text:style-name="Internet_20_link" text:visited-style-name="Visited_20_Internet_20_Link"><text:span text:style-name="T9">https://github.com/advancedresearch/path_semantics/blob/master/papers-wip2/symbolic-distinction.pdf</text:span></text:a></text:p>
      <text:p text:style-name="P10"/>
      <text:p text:style-name="P12"><text:reference-mark-start text:name="cubical type theory"/>[5]<text:reference-mark-end text:name="cubical type theory"/><text:tab/>“cubical type theory”</text:p>
      <text:p text:style-name="P12"><text:tab/>nLab</text:p>
      <text:p text:style-name="P12"><text:tab/><text:a xlink:type="simple" xlink:href="https://ncatlab.org/nlab/show/cubical+type+theory" text:style-name="Internet_20_link" text:visited-style-name="Visited_20_Internet_20_Link"><text:span text:style-name="T9">https://ncatlab.org/nlab/show/cubical+type+theory</text:span></text:a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23T12:29:38.592378871</meta:creation-date>
    <dc:date>2023-03-24T16:20:50.681425989</dc:date>
    <meta:editing-duration>PT7M33S</meta:editing-duration>
    <meta:editing-cycles>1</meta:editing-cycles>
    <meta:document-statistic meta:table-count="0" meta:image-count="0" meta:object-count="0" meta:page-count="2" meta:paragraph-count="34" meta:word-count="437" meta:character-count="2980" meta:non-whitespace-character-count="2547"/>
    <meta:generator>LibreOffice/7.2.2.2$MacOSX_X86_64 LibreOffice_project/02b2acce88a210515b4a5bb2e46cbfb63fe97d56</meta:generator>
  </office:meta>
</office:document-meta>
</file>